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="soli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ce2"/>
        <table:table-row table:style-name="ro1">
          <table:table-cell/>
          <table:table-cell table:style-name="ce1" office:value-type="date" office:date-value="2018-01-15">
            <text:p>15/01/18</text:p>
          </table:table-cell>
          <table:table-cell table:style-name="ce1" office:value-type="date" office:date-value="2018-01-16">
            <text:p>16/01/18</text:p>
          </table:table-cell>
          <table:table-cell table:style-name="ce1" office:value-type="date" office:date-value="2018-01-17">
            <text:p>17/01/18</text:p>
          </table:table-cell>
          <table:table-cell table:style-name="ce1" office:value-type="date" office:date-value="2018-01-18">
            <text:p>18/01/18</text:p>
          </table:table-cell>
          <table:table-cell table:style-name="ce1" office:value-type="date" office:date-value="2018-01-19">
            <text:p>19/01/18</text:p>
          </table:table-cell>
          <table:table-cell table:style-name="ce1" office:value-type="date" office:date-value="2018-01-22">
            <text:p>22/01/18</text:p>
          </table:table-cell>
          <table:table-cell table:style-name="ce1" office:value-type="date" office:date-value="2018-01-23">
            <text:p>23/01/18</text:p>
          </table:table-cell>
          <table:table-cell table:style-name="ce1" office:value-type="date" office:date-value="2018-01-24">
            <text:p>24/01/18</text:p>
          </table:table-cell>
          <table:table-cell table:style-name="ce1" office:value-type="date" office:date-value="2018-01-25">
            <text:p>25/01/18</text:p>
          </table:table-cell>
          <table:table-cell table:style-name="ce1" office:value-type="date" office:date-value="2018-01-26">
            <text:p>26/01/18</text:p>
          </table:table-cell>
        </table:table-row>
        <table:table-row table:style-name="ro1">
          <table:table-cell office:value-type="string">
            <text:p>Tidsplan</text:p>
          </table:table-cell>
          <table:table-cell>
            <draw:rect table:end-cell-address="Sheet1.B2" table:end-x="2.176cm" table:end-y="0.645cm" draw:z-index="0" draw:style-name="gr1" draw:text-style-name="P1" svg:width="2.062cm" svg:height="0.557cm" svg:x="0.114cm" svg:y="0.088cm">
              <text:p/>
            </draw:rect>
          </table:table-cell>
          <table:table-cell table:number-columns-repeated="9"/>
        </table:table-row>
        <table:table-row table:style-name="ro1">
          <table:table-cell office:value-type="string">
            <text:p>Oprettelse af database</text:p>
          </table:table-cell>
          <table:table-cell/>
          <table:table-cell>
            <draw:rect table:end-cell-address="Sheet1.C3" table:end-x="2.148cm" table:end-y="0.759cm" draw:z-index="1" draw:style-name="gr1" draw:text-style-name="P1" svg:width="2.062cm" svg:height="0.557cm" svg:x="0.086cm" svg:y="0.202cm">
              <text:p/>
            </draw:rect>
          </table:table-cell>
          <table:table-cell table:number-columns-repeated="8"/>
        </table:table-row>
        <table:table-row table:style-name="ro1">
          <table:table-cell office:value-type="string">
            <text:p>UML diagrammer</text:p>
          </table:table-cell>
          <table:table-cell/>
          <table:table-cell>
            <draw:rect table:end-cell-address="Sheet1.D4" table:end-x="1.091cm" table:end-y="0.82cm" draw:z-index="3" draw:style-name="gr2" draw:text-style-name="P1" svg:width="3.236cm" svg:height="0.557cm" svg:x="0.113cm" svg:y="0.263cm">
              <text:p/>
            </draw:rect>
          </table:table-cell>
          <table:table-cell table:number-columns-repeated="3"/>
          <table:table-cell>
            <draw:rect table:end-cell-address="Sheet1.G4" table:end-x="2.176cm" table:end-y="0.739cm" draw:z-index="7" draw:style-name="gr1" draw:text-style-name="P1" svg:width="2.062cm" svg:height="0.557cm" svg:x="0.114cm" svg:y="0.182cm">
              <text:p/>
            </draw:rect>
          </table:table-cell>
          <table:table-cell table:number-columns-repeated="4"/>
        </table:table-row>
        <table:table-row table:style-name="ro1">
          <table:table-cell office:value-type="string">
            <text:p>Kodning</text:p>
          </table:table-cell>
          <table:table-cell>
            <draw:rect table:end-cell-address="Sheet1.H5" table:end-x="1.005cm" table:end-y="0.721cm" draw:z-index="2" draw:style-name="gr1" draw:text-style-name="P1" svg:width="13.463cm" svg:height="0.557cm" svg:x="1.091cm" svg:y="0.164cm">
              <text:p/>
            </draw:rect>
          </table:table-cell>
          <table:table-cell table:number-columns-repeated="9"/>
        </table:table-row>
        <table:table-row table:style-name="ro1">
          <table:table-cell office:value-type="string">
            <text:p>Test og rettelse</text:p>
          </table:table-cell>
          <table:table-cell table:number-columns-repeated="6"/>
          <table:table-cell>
            <draw:rect table:end-cell-address="Sheet1.I6" table:end-x="2.206cm" table:end-y="0.699cm" draw:z-index="4" draw:style-name="gr1" draw:text-style-name="P1" svg:width="4.349cm" svg:height="0.557cm" svg:x="0.115cm" svg:y="0.142cm">
              <text:p/>
            </draw:rect>
          </table:table-cell>
          <table:table-cell table:number-columns-repeated="3"/>
        </table:table-row>
        <table:table-row table:style-name="ro1">
          <table:table-cell office:value-type="string">
            <text:p>Fremlæggelse</text:p>
          </table:table-cell>
          <table:table-cell table:number-columns-repeated="8"/>
          <table:table-cell>
            <draw:rect table:end-cell-address="Sheet1.L7" table:end-x="0.004cm" table:end-y="0.761cm" draw:z-index="5" draw:style-name="gr1" draw:text-style-name="P1" svg:width="4.404cm" svg:height="0.557cm" svg:x="0.116cm" svg:y="0.204cm">
              <text:p/>
            </draw:rect>
          </table:table-cell>
          <table:table-cell/>
        </table:table-row>
        <table:table-row table:style-name="ro1">
          <table:table-cell office:value-type="string">
            <text:p>Oprettelse af Github repo</text:p>
          </table:table-cell>
          <table:table-cell table:style-name="Default">
            <draw:rect table:end-cell-address="Sheet1.C8" table:end-x="1.343cm" table:end-y="0.715cm" draw:z-index="6" draw:style-name="gr1" draw:text-style-name="P1" svg:width="3.485cm" svg:height="0.557cm" svg:x="0.116cm" svg:y="0.158cm">
              <text:p/>
            </draw:rect>
          </table:table-cell>
          <table:table-cell table:style-name="Default"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15/01/2018</text:date>, <text:time>12:5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k Winther </meta:initial-creator>
    <meta:creation-date>2018-01-15T12:23:37.06</meta:creation-date>
    <dc:date>2018-01-15T12:59:57.26</dc:date>
    <dc:creator>Dark Winther </dc:creator>
    <meta:editing-duration>PT5M59S</meta:editing-duration>
    <meta:editing-cycles>1</meta:editing-cycles>
    <meta:document-statistic meta:table-count="3" meta:cell-count="17" meta:object-count="8"/>
    <meta:generator>OpenOffice/4.1.1$Win32 OpenOffice.org_project/411m6$Build-9775</meta:generator>
  </office:meta>
</office:document-meta>
</file>